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arial" svg:font-family="arial, sans-serif"/>
    <style:font-face style:name="Courier New" svg:font-family="'Courier New'" style:font-adornments="Regular" style:font-family-generic="modern" style:font-pitch="fixed"/>
    <style:font-face style:name="Algerian" svg:font-family="Algerian" style:font-family-generic="roman" style:font-pitch="variable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DejaVu Sans" svg:font-family="'DejaVu Sans'" style:font-family-generic="roman" style:font-pitch="variable"/>
    <style:font-face style:name="DejaVu Sans Mono" svg:font-family="'DejaVu Sans Mono'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DejaVu Sans Mono1" svg:font-family="'DejaVu Sans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riam" svg:font-family="Miriam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language-asian="en" style:country-asian="IN"/>
    </style:style>
    <style:style style:name="P2" style:family="paragraph" style:parent-style-name="Standard">
      <style:paragraph-properties fo:margin-top="0cm" fo:margin-bottom="0.635cm" style:line-height-at-least="0.653cm" fo:text-align="center" style:justify-single-word="false" fo:background-color="#ffffff">
        <style:background-image/>
      </style:paragraph-properties>
    </style:style>
    <style:style style:name="P3" style:family="paragraph" style:parent-style-name="Standard" style:list-style-name="WWNum7">
      <style:paragraph-properties fo:margin-left="0cm" fo:margin-right="0.635cm" fo:margin-top="0cm" fo:margin-bottom="0cm" style:line-height-at-least="0.653cm" fo:text-indent="0cm" style:auto-text-indent="false" fo:background-color="#ffffff">
        <style:background-image/>
      </style:paragraph-properties>
    </style:style>
    <style:style style:name="P4" style:family="paragraph" style:parent-style-name="Standard">
      <style:paragraph-properties fo:margin-left="0cm" fo:margin-right="0.635cm" fo:margin-top="0cm" fo:margin-bottom="0cm" style:line-height-at-least="0.653cm" fo:text-indent="0cm" style:auto-text-indent="false" fo:background-color="#ffffff">
        <style:background-image/>
      </style:paragraph-properties>
      <style:text-properties fo:color="#535353" style:font-name="inherit" fo:font-size="12.5pt" style:font-name-asian="Times New Roman1" style:font-size-asian="12.5pt" style:language-asian="en" style:country-asian="IN" style:font-name-complex="Arial2" style:font-size-complex="12.5pt"/>
    </style:style>
    <style:style style:name="P5" style:family="paragraph" style:parent-style-name="No_20_Spacing">
      <style:paragraph-properties fo:text-align="justify" style:justify-single-word="false"/>
      <style:text-properties style:font-name="Times New Roman" style:font-name-complex="Times New Roman1"/>
    </style:style>
    <style:style style:name="P6" style:family="paragraph" style:parent-style-name="No_20_Spacing">
      <style:paragraph-properties fo:text-align="justify" style:justify-single-word="false"/>
      <style:text-properties style:font-name="Times New Roman" fo:font-size="16pt" style:font-size-asian="16pt" style:font-name-complex="Times New Roman1" style:font-size-complex="16pt"/>
    </style:style>
    <style:style style:name="P7" style:family="paragraph" style:parent-style-name="No_20_Spacing">
      <style:paragraph-properties fo:text-align="justify" style:justify-single-word="false"/>
    </style:style>
    <style:style style:name="P8" style:family="paragraph" style:parent-style-name="No_20_Spacing" style:list-style-name="L1">
      <style:paragraph-properties fo:text-align="justify" style:justify-single-word="false"/>
    </style:style>
    <style:style style:name="P9" style:family="paragraph" style:parent-style-name="List_20_Paragraph" style:list-style-name="WWNum5"/>
    <style:style style:name="P10" style:family="paragraph" style:parent-style-name="List_20_Paragraph" style:list-style-name="WWNum6">
      <style:paragraph-properties fo:margin-left="1.27cm" fo:margin-right="0.635cm" fo:margin-top="0cm" fo:margin-bottom="0cm" style:line-height-at-least="0.653cm" fo:text-indent="0cm" style:auto-text-indent="false" fo:background-color="#ffffff">
        <style:background-image/>
      </style:paragraph-properties>
    </style:style>
    <style:style style:name="P11" style:family="paragraph" style:parent-style-name="List_20_Paragraph" style:list-style-name="WWNum6">
      <style:paragraph-properties fo:margin-left="0cm" fo:margin-right="0.635cm" fo:margin-top="0cm" fo:margin-bottom="0cm" style:line-height-at-least="0.653cm" fo:text-indent="0cm" style:auto-text-indent="false" fo:background-color="#ffffff">
        <style:background-image/>
      </style:paragraph-properties>
    </style:style>
    <style:style style:name="P12" style:family="paragraph" style:parent-style-name="Intense_20_Quote" style:master-page-name="Standard">
      <style:paragraph-properties style:page-number="auto"/>
    </style:style>
    <style:style style:name="T1" style:family="text">
      <style:text-properties fo:color="#ff0000" style:font-name="Algerian" fo:font-size="36pt" fo:font-style="normal" style:text-underline-style="solid" style:text-underline-width="auto" style:text-underline-color="font-color" fo:font-weight="bold" style:font-size-asian="36pt" style:font-style-asian="normal" style:font-weight-asian="bold" style:font-size-complex="36pt"/>
    </style:style>
    <style:style style:name="T2" style:family="text">
      <style:text-properties fo:color="#92d050" style:font-name="DejaVu Sans" fo:font-size="26pt" style:font-size-asian="26pt" style:font-name-complex="DejaVu Sans1" style:font-size-complex="26pt"/>
    </style:style>
    <style:style style:name="T3" style:family="text">
      <style:text-properties style:font-name="DejaVu Sans" fo:font-size="20pt" style:font-name-asian="Times New Roman1" style:font-size-asian="20pt" style:language-asian="en" style:country-asian="IN" style:font-name-complex="DejaVu Sans1" style:font-size-complex="20pt"/>
    </style:style>
    <style:style style:name="T4" style:family="text">
      <style:text-properties fo:color="#535353" style:font-name="Arial1" fo:font-size="12.5pt" fo:font-weight="bold" style:font-name-asian="Times New Roman1" style:font-size-asian="12.5pt" style:language-asian="en" style:country-asian="IN" style:font-weight-asian="bold" style:font-name-complex="Arial2" style:font-weight-complex="bold"/>
    </style:style>
    <style:style style:name="T5" style:family="text">
      <style:text-properties fo:color="#535353" style:font-name="Arial1" fo:font-size="12.5pt" fo:font-weight="bold" style:font-name-asian="Times New Roman1" style:font-size-asian="12.5pt" style:language-asian="en" style:country-asian="IN" style:font-weight-asian="bold" style:font-name-complex="Arial2" style:font-size-complex="12.5pt" style:font-weight-complex="bold"/>
    </style:style>
    <style:style style:name="T6" style:family="text">
      <style:text-properties fo:color="#535353" style:font-name="Arial1" fo:font-size="12.5pt" style:font-name-asian="Times New Roman1" style:font-size-asian="12.5pt" style:language-asian="en" style:country-asian="IN" style:font-name-complex="Arial2" style:font-size-complex="12.5pt"/>
    </style:style>
    <style:style style:name="T7" style:family="text">
      <style:text-properties fo:color="#535353" style:font-name="Century Gothic" fo:font-size="12pt" style:font-name-asian="Times New Roman1" style:font-size-asian="12pt" style:language-asian="en" style:country-asian="IN" style:font-name-complex="Arial2" style:font-size-complex="12pt"/>
    </style:style>
    <style:style style:name="T8" style:family="text">
      <style:text-properties fo:color="#535353" style:font-name="Century Gothic" fo:font-size="12pt" fo:font-weight="bold" style:font-name-asian="Times New Roman1" style:font-size-asian="12pt" style:language-asian="en" style:country-asian="IN" style:font-weight-asian="bold" style:font-name-complex="Arial2" style:font-size-complex="12pt" style:font-weight-complex="bold"/>
    </style:style>
    <style:style style:name="T9" style:family="text">
      <style:text-properties style:font-name="DejaVu Sans Mono" fo:font-size="20pt" style:font-size-asian="20pt" style:font-name-complex="DejaVu Sans Mono1" style:font-size-complex="20pt"/>
    </style:style>
    <style:style style:name="T10" style:family="text">
      <style:text-properties style:font-name="DejaVu Sans Mono" fo:font-size="20pt" style:font-name-asian="Times New Roman1" style:font-size-asian="20pt" style:language-asian="en" style:country-asian="IN" style:font-name-complex="Miriam" style:font-size-complex="20pt"/>
    </style:style>
    <style:style style:name="T11" style:family="text">
      <style:text-properties style:font-name="DejaVu Sans Mono" fo:font-size="20pt" fo:font-style="italic" style:font-name-asian="Times New Roman1" style:font-size-asian="20pt" style:language-asian="en" style:country-asian="IN" style:font-style-asian="italic" style:font-name-complex="Miriam" style:font-size-complex="20pt"/>
    </style:style>
    <style:style style:name="T12" style:family="text">
      <style:text-properties style:font-name="DejaVu Sans Mono" fo:font-size="20pt" fo:font-style="normal" style:font-name-asian="Times New Roman1" style:font-size-asian="20pt" style:language-asian="en" style:country-asian="IN" style:font-style-asian="normal" style:font-name-complex="Miriam" style:font-size-complex="20pt" style:font-style-complex="normal"/>
    </style:style>
    <style:style style:name="T13" style:family="text">
      <style:text-properties style:font-name="Century Gothic" fo:font-size="12pt" style:font-size-asian="12pt" style:language-asian="en" style:country-asian="IN" style:font-name-complex="Times New Roman1" style:font-size-complex="12pt"/>
    </style:style>
    <style:style style:name="T14" style:family="text">
      <style:text-properties style:font-name="Century Gothic" fo:font-size="12pt" style:font-name-asian="Times New Roman1" style:font-size-asian="12pt" style:language-asian="en" style:country-asian="IN" style:font-name-complex="Times New Roman1" style:font-size-complex="12pt"/>
    </style:style>
    <style:style style:name="T15" style:family="text">
      <style:text-properties style:font-name="Times New Roman" fo:font-size="16pt" style:font-size-asian="16pt" style:font-name-complex="Times New Roman1" style:font-size-complex="16pt"/>
    </style:style>
    <style:style style:name="T16" style:family="text">
      <style:text-properties style:text-position="super 58%" style:font-name="Century Gothic" fo:font-size="12pt" style:font-size-asian="12pt" style:language-asian="en" style:country-asian="IN" style:font-name-complex="Times New Roman1" style:font-size-complex="12pt"/>
    </style:style>
    <style:style style:name="T17" style:family="text">
      <style:text-properties fo:font-variant="normal" fo:text-transform="none" fo:color="#00802a" style:font-name="arial" fo:font-size="10.5pt" fo:letter-spacing="normal" fo:font-style="normal" fo:font-weight="normal" style:font-size-asian="16pt" style:font-name-complex="Times New Roman1" style:font-size-complex="16pt"/>
    </style:style>
    <style:style style:name="T18" style:family="text">
      <style:text-properties fo:font-variant="normal" fo:text-transform="none" fo:color="#666666" style:font-name="Times New Roman" fo:font-size="16pt" fo:letter-spacing="normal" style:font-size-asian="16pt" style:font-name-complex="Times New Roman1" style:font-size-complex="16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Effervescence</text:span></text:p>
      <text:p text:style-name="Intense_20_Quote"><text:span text:style-name="T2"><text:s/>T-shirt design contest</text:span></text:p>
      <text:p text:style-name="P2"><text:bookmark text:name="_GoBack"/><text:span text:style-name="T4">Show us your creative talent &amp; submit an original design for our</text:span><text:span text:style-name="T5"><text:line-break/></text:span><text:span text:style-name="T4">2013 effervescence T-shirt Design Contest!</text:span></text:p>
      <text:h text:style-name="Heading_20_1" text:outline-level="1"><text:span text:style-name="T9">Details:</text:span></text:h>
      <text:p text:style-name="Standard"><text:span text:style-name="T13"/></text:p>
      <text:list xml:id="list40414884" text:style-name="WWNum5">
        <text:list-item>
          <text:p text:style-name="P9"><text:span text:style-name="T13">Creator of the winning design will receive Certificate from GeekHaven and public recognition on Effervescence website and cash prizes.</text:span></text:p>
        </text:list-item>
        <text:list-item>
          <text:p text:style-name="P9"><text:span text:style-name="T13">All IIITA students are eligible to participate in the event.</text:span></text:p>
        </text:list-item>
        <text:list-item>
          <text:p text:style-name="P9"><text:span text:style-name="T13">Last day of submission is 15</text:span><text:span text:style-name="T16">h</text:span><text:span text:style-name="T13"> Semtember 2013.</text:span></text:p>
        </text:list-item>
        <text:list-item>
          <text:p text:style-name="P9"><text:span text:style-name="T13">Email submissions to </text:span><text:a xlink:type="simple" xlink:href="mailto:geekhaven@iiita.ac.in">geekhaven@iiita.ac.in</text:a><text:span text:style-name="T13">, with subject “Effe Tshirt Application”.</text:span></text:p>
        </text:list-item>
        <text:list-item>
          <text:p text:style-name="P9"><text:span text:style-name="T13">Winner will be decided on the basis of polling done on our website.</text:span></text:p>
        </text:list-item>
        <text:list-item>
          <text:p text:style-name="P9"><text:span text:style-name="T13">Geekhaven decision about the winner will be final. </text:span></text:p>
        </text:list-item>
      </text:list>
      <text:h text:style-name="Heading_20_1" text:outline-level="1"><text:span text:style-name="T12">GuideLines</text:span><text:span text:style-name="T11">:</text:span></text:h>
      <text:p text:style-name="P1"/>
      <text:list xml:id="list40431560" text:style-name="WWNum6">
        <text:list-item>
          <text:p text:style-name="P10"><text:span text:style-name="T7">Digital art entries only; high-resolution (300 dpi) layered .psd/.eps/.tif (Photoshop) file or .ai/.eps Vector Files (Illustrator) are preferred.</text:span></text:p>
        </text:list-item>
        <text:list-item>
          <text:p text:style-name="P10"><text:span text:style-name="T7">Do </text:span><text:span text:style-name="T8">NOT </text:span><text:span text:style-name="T7">send Microsoft Office files or Low- Resolution Files.</text:span></text:p>
        </text:list-item>
        <text:list-item>
          <text:p text:style-name="P10"><text:span text:style-name="T7">There should be no embedded bitmap images (jpg, tif, bmp).</text:span></text:p>
        </text:list-item>
        <text:list-item>
          <text:p text:style-name="P10"><text:span text:style-name="T7">Convert and group all fonts to outlines.</text:span></text:p>
        </text:list-item>
        <text:list-item>
          <text:p text:style-name="P10"><text:span text:style-name="T7">Please notate the preferred T-shirt colour for printing.</text:span></text:p>
        </text:list-item>
        <text:list-item>
          <text:p text:style-name="P10"><text:span text:style-name="T7">Please provide a jpg/png/screenshot of the completed artwork to act as a proof for your submission files. (frontside, backside &amp; sideview) ( 3 different images).</text:span></text:p>
        </text:list-item>
        <text:list-item>
          <text:p text:style-name="P10"><text:span text:style-name="T7">Use only white or black background for your artwork. (Ex: if your t-shirt color is white, use a black background for the artwork)</text:span></text:p>
        </text:list-item>
        <text:list-item>
          <text:p text:style-name="P10"><text:span text:style-name="T7">You need to provide both the Jpeg/Png presentation file and the psd/inf/ etc artwork file to ensure your entries are self designed.</text:span></text:p>
          <text:p text:style-name="P11"><text:soft-page-break/><text:span text:style-name="T3">Note:</text:span></text:p>
        </text:list-item>
      </text:list>
      <text:p text:style-name="P1"/>
      <text:list xml:id="list40428386" text:style-name="WWNum7">
        <text:list-item>
          <text:p text:style-name="P3"><text:span text:style-name="T7">The design must be your own original, unpublished work and must not include any third-party logos or copyrighted material; by entering the competition, you agree that your submission is your own work.</text:span></text:p>
        </text:list-item>
        <text:list-item>
          <text:p text:style-name="P3"><text:span text:style-name="T7">Design may use a maximum of four colours.</text:span></text:p>
        </text:list-item>
        <text:list-item>
          <text:p text:style-name="P3"><text:span text:style-name="T7">Maximum of two entry per person.</text:span></text:p>
        </text:list-item>
        <text:list-item>
          <text:p text:style-name="P3"><text:span text:style-name="T7">Must be original art. Content found on the internet rarely has the resolution needed for print and is often considered unlawful to use without permission.</text:span></text:p>
        </text:list-item>
        <text:list-item>
          <text:p text:style-name="P3"><text:span text:style-name="T7">Submissions will be screened by the GeekHaven team for merit and feasibility.</text:span></text:p>
        </text:list-item>
        <text:list-item>
          <text:p text:style-name="P3"><text:span text:style-name="T7">Do not use more than one tag line.</text:span></text:p>
        </text:list-item>
        <text:list-item>
          <text:p text:style-name="P3"><text:span text:style-name="T7">Use smaller fonts for college name.</text:span></text:p>
        </text:list-item>
        <text:list-item>
          <text:p text:style-name="P3"><text:span text:style-name="T7">The T-shirt must contains IIITA or IIIT-Allahabad or full college name.</text:span></text:p>
        </text:list-item>
        <text:list-item>
          <text:p text:style-name="P3"><text:span text:style-name="T7">Designs with a concept will be prefered.</text:span></text:p>
        </text:list-item>
        <text:list-item>
          <text:p text:style-name="P3"><text:span text:style-name="T7">Violation of any rule will lead to immediate disqualification.</text:span></text:p>
        </text:list-item>
        <text:list-item>
          <text:p text:style-name="P3"><text:span text:style-name="T7">If you have any questions about how to properly submit your file, please contact via email questions to geekhaven@iiita.ac.in </text:span></text:p>
        </text:list-item>
        <text:list-item>
          <text:p text:style-name="P3"><text:span text:style-name="T7">Subject: “T-Shirt Contest Help”</text:span></text:p>
        </text:list-item>
      </text:list>
      <text:p text:style-name="P4"/>
      <text:p text:style-name="P5"/>
      <text:p text:style-name="P6"/>
      <text:p text:style-name="P7"><text:span text:style-name="T15">Setup rules for Tshirt Polling</text:span></text:p>
      <text:p text:style-name="P7"><text:span text:style-name="T15"><text:tab/>-- <text:s/>Format</text:span></text:p>
      <text:list xml:id="list40638261" text:style-name="L1">
        <text:list-item>
          <text:list>
            <text:list-item>
              <text:p text:style-name="P8"><text:span text:style-name="T15">No Extra Art Work</text:span></text:p>
            </text:list-item>
            <text:list-item>
              <text:p text:style-name="P8"><text:span text:style-name="T15">Website for Ideas: </text:span><text:a xlink:type="simple" xlink:href="http://ilogo.in/"><text:span text:style-name="T15">http://ilogo.in/</text:span></text:a><text:span text:style-name="T15"> , </text:span><text:span text:style-name="Citation"><text:span text:style-name="T17">www.24hoursloot.com/</text:span></text:span><text:span text:style-name="T18">‎</text:span><text:span text:style-name="T15">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arial" svg:font-family="arial, sans-serif"/>
    <style:font-face style:name="Courier New" svg:font-family="'Courier New'" style:font-adornments="Regular" style:font-family-generic="modern" style:font-pitch="fixed"/>
    <style:font-face style:name="Algerian" svg:font-family="Algerian" style:font-family-generic="roman" style:font-pitch="variable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DejaVu Sans" svg:font-family="'DejaVu Sans'" style:font-family-generic="roman" style:font-pitch="variable"/>
    <style:font-face style:name="DejaVu Sans Mono" svg:font-family="'DejaVu Sans Mono'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DejaVu Sans Mono1" svg:font-family="'DejaVu Sans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riam" svg:font-family="Miriam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/>
      <style:text-properties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cm" fo:line-height="100%" fo:text-align="center" style:justify-single-word="false"/>
      <style:text-properties style:font-name="Cambria" fo:font-size="28pt" fo:letter-spacing="-0.018cm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Standard" style:next-style-name="Text_20_body" style:default-outline-level="" style:class="chapter">
      <style:paragraph-properties fo:margin-top="0cm" fo:margin-bottom="0.282cm" fo:text-align="center" style:justify-single-word="false"/>
      <style:text-properties fo:color="#5a5a5a" fo:font-size="14pt" fo:letter-spacing="0.026cm" fo:font-style="italic" style:font-size-asian="14pt" style:font-style-asian="italic" style:font-name-complex="F" style:font-size-complex="14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Intense_20_Quote" style:display-name="Intense Quote" style:family="paragraph" style:parent-style-name="Standard" style:default-outline-level="">
      <style:paragraph-properties fo:margin-left="1.524cm" fo:margin-right="1.524cm" fo:margin-top="0.635cm" fo:margin-bottom="0.635cm" fo:text-align="center" style:justify-single-word="false" fo:text-indent="0cm" style:auto-text-indent="false" fo:padding-left="0cm" fo:padding-right="0cm" fo:padding-top="0.353cm" fo:padding-bottom="0.353cm" fo:border-left="none" fo:border-right="none" fo:border-top="0.018cm solid #4f81bd" fo:border-bottom="0.018cm solid #4f81bd"/>
      <style:text-properties fo:color="#4f81bd" fo:font-style="italic" style:font-style-asian="italic" style:font-style-complex="italic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le_20_Char" style:display-name="Title Char" style:family="text" style:parent-style-name="Default_20_Paragraph_20_Font">
      <style:text-properties style:font-name="Cambria" fo:font-size="28pt" fo:letter-spacing="-0.018cm" style:letter-kerning="true" style:font-size-asian="28pt" style:font-name-complex="F" style:font-size-complex="28pt"/>
    </style:style>
    <style:style style:name="Subtitle_20_Char" style:display-name="Subtitle Char" style:family="text" style:parent-style-name="Default_20_Paragraph_20_Font">
      <style:text-properties fo:color="#5a5a5a" fo:letter-spacing="0.026cm" style:font-name-complex="F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style:font-style-asian="italic" style:font-style-complex="italic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novo</meta:initial-creator>
    <dc:creator>Adi Supernova</dc:creator>
    <meta:editing-cycles>13</meta:editing-cycles>
    <meta:creation-date>2013-07-23T06:32:00</meta:creation-date>
    <dc:date>2013-09-01T20:57:35.88</dc:date>
    <meta:editing-duration>PT4M14S</meta:editing-duration>
    <meta:generator>OpenOffice.org/3.3$Win32 OpenOffice.org_project/330m20$Build-9567</meta:generator>
    <meta:document-statistic meta:table-count="0" meta:image-count="0" meta:object-count="0" meta:page-count="2" meta:paragraph-count="36" meta:word-count="410" meta:character-count="243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